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8701in" table:align="margins"/>
    </style:style>
    <style:style style:name="Fullname.A" style:family="table-column">
      <style:table-column-properties style:column-width="1.4465in" style:rel-column-width="12047*"/>
    </style:style>
    <style:style style:name="Fullname.B" style:family="table-column">
      <style:table-column-properties style:column-width="2.6347in" style:rel-column-width="21938*"/>
    </style:style>
    <style:style style:name="Fullname.C" style:family="table-column">
      <style:table-column-properties style:column-width="1.5868in" style:rel-column-width="13211*"/>
    </style:style>
    <style:style style:name="Fullname.D" style:family="table-column">
      <style:table-column-properties style:column-width="2.2021in" style:rel-column-width="18339*"/>
    </style:style>
    <style:style style:name="Fullname.A1" style:family="table-cell">
      <style:table-cell-properties fo:padding="0.0382in" fo:border="none"/>
    </style:style>
    <style:style style:name="Table6" style:family="table">
      <style:table-properties style:width="7.8701in" table:align="margins"/>
    </style:style>
    <style:style style:name="Table6.A" style:family="table-column">
      <style:table-column-properties style:column-width="2.2833in" style:rel-column-width="19015*"/>
    </style:style>
    <style:style style:name="Table6.B" style:family="table-column">
      <style:table-column-properties style:column-width="2.2139in" style:rel-column-width="18438*"/>
    </style:style>
    <style:style style:name="Table6.C" style:family="table-column">
      <style:table-column-properties style:column-width="3.3722in" style:rel-column-width="28082*"/>
    </style:style>
    <style:style style:name="Table6.A1" style:family="table-cell">
      <style:table-cell-properties fo:padding="0.0382in" fo:border="none"/>
    </style:style>
    <style:style style:name="Table13" style:family="table">
      <style:table-properties style:width="7.8701in" table:align="margins"/>
    </style:style>
    <style:style style:name="Table13.A" style:family="table-column">
      <style:table-column-properties style:column-width="2.3056in" style:rel-column-width="19196*"/>
    </style:style>
    <style:style style:name="Table13.B" style:family="table-column">
      <style:table-column-properties style:column-width="1.3833in" style:rel-column-width="11517*"/>
    </style:style>
    <style:style style:name="Table13.C" style:family="table-column">
      <style:table-column-properties style:column-width="4.1819in" style:rel-column-width="34822*"/>
    </style:style>
    <style:style style:name="Table13.A1" style:family="table-cell">
      <style:table-cell-properties fo:padding="0.0382in" fo:border="none"/>
    </style:style>
    <style:style style:name="Table1" style:family="table">
      <style:table-properties style:width="7.8701in" table:align="margins"/>
    </style:style>
    <style:style style:name="Table1.A" style:family="table-column">
      <style:table-column-properties style:column-width="2.2833in" style:rel-column-width="19015*"/>
    </style:style>
    <style:style style:name="Table1.B" style:family="table-column">
      <style:table-column-properties style:column-width="5.5868in" style:rel-column-width="46520*"/>
    </style:style>
    <style:style style:name="Table1.A1" style:family="table-cell">
      <style:table-cell-properties fo:padding="0.0382in" fo:border="none"/>
    </style:style>
    <style:style style:name="Table12" style:family="table">
      <style:table-properties style:width="7.8701in" table:align="margins"/>
    </style:style>
    <style:style style:name="Table12.A" style:family="table-column">
      <style:table-column-properties style:column-width="2.2701in" style:rel-column-width="18903*"/>
    </style:style>
    <style:style style:name="Table12.B" style:family="table-column">
      <style:table-column-properties style:column-width="5.6in" style:rel-column-width="46632*"/>
    </style:style>
    <style:style style:name="Table12.A1" style:family="table-cell">
      <style:table-cell-properties fo:padding="0.0382in" fo:border="none"/>
    </style:style>
    <style:style style:name="Table10" style:family="table">
      <style:table-properties style:width="7.8701in" table:align="margins"/>
    </style:style>
    <style:style style:name="Table10.A" style:family="table-column">
      <style:table-column-properties style:column-width="2.2833in" style:rel-column-width="19015*"/>
    </style:style>
    <style:style style:name="Table10.B" style:family="table-column">
      <style:table-column-properties style:column-width="2.2139in" style:rel-column-width="18438*"/>
    </style:style>
    <style:style style:name="Table10.C" style:family="table-column">
      <style:table-column-properties style:column-width="3.3722in" style:rel-column-width="28082*"/>
    </style:style>
    <style:style style:name="Table10.A1" style:family="table-cell">
      <style:table-cell-properties fo:padding="0.0382in" fo:border="none"/>
    </style:style>
    <style:style style:name="Table3" style:family="table">
      <style:table-properties style:width="7.8701in" table:align="margins"/>
    </style:style>
    <style:style style:name="Table3.A" style:family="table-column">
      <style:table-column-properties style:column-width="2.2833in" style:rel-column-width="19015*"/>
    </style:style>
    <style:style style:name="Table3.B" style:family="table-column">
      <style:table-column-properties style:column-width="5.5868in" style:rel-column-width="46520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7.8701in" table:align="margins"/>
    </style:style>
    <style:style style:name="Table8.A" style:family="table-column">
      <style:table-column-properties style:column-width="2.2833in" style:rel-column-width="19015*"/>
    </style:style>
    <style:style style:name="Table8.B" style:family="table-column">
      <style:table-column-properties style:column-width="5.5868in" style:rel-column-width="46520*"/>
    </style:style>
    <style:style style:name="Table8.A1" style:family="table-cell">
      <style:table-cell-properties fo:padding="0.0382in" fo:border="none"/>
    </style:style>
    <style:style style:name="P1" style:family="paragraph" style:parent-style-name="Standard">
      <style:text-properties officeooo:paragraph-rsid="00871896"/>
    </style:style>
    <style:style style:name="P2" style:family="paragraph" style:parent-style-name="Standard">
      <style:paragraph-properties fo:text-align="start" style:justify-single-word="false"/>
      <style:text-properties officeooo:paragraph-rsid="0052d69d"/>
    </style:style>
    <style:style style:name="P3" style:family="paragraph" style:parent-style-name="Standard">
      <style:paragraph-properties fo:text-align="start" style:justify-single-word="false"/>
      <style:text-properties officeooo:paragraph-rsid="00e47cc5"/>
    </style:style>
    <style:style style:name="P4" style:family="paragraph" style:parent-style-name="Standard">
      <style:paragraph-properties fo:text-align="start" style:justify-single-word="false"/>
      <style:text-properties officeooo:paragraph-rsid="00f908b4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a441a3" officeooo:paragraph-rsid="00f908b4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3ab482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fo:font-weight="bold" officeooo:rsid="008613d7" officeooo:paragraph-rsid="008613d7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fo:font-weight="bold" officeooo:rsid="00e0556a" officeooo:paragraph-rsid="00e0556a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e0556a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fo:font-weight="bold" officeooo:rsid="002ea211" officeooo:paragraph-rsid="00e22abb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e22abb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weight="bold" officeooo:rsid="00e22abb" officeooo:paragraph-rsid="00e22abb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weight="bold" officeooo:rsid="00ee7f55" officeooo:paragraph-rsid="00ee7f55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fo:font-weight="bold" officeooo:rsid="00efb0dc" officeooo:paragraph-rsid="00efb0dc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e47cc5" officeooo:paragraph-rsid="00e47cc5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a441a3" officeooo:paragraph-rsid="00f908b4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f908b4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7b1991" officeooo:paragraph-rsid="00f94588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20pt" style:text-underline-style="none" fo:font-weight="bold" officeooo:rsid="000922fd" officeooo:paragraph-rsid="000922fd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fo:font-size="11pt" officeooo:rsid="00eb9444" officeooo:paragraph-rsid="00eb9444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color="#000000" fo:font-size="11pt" officeooo:rsid="00ece0ed" officeooo:paragraph-rsid="00ece0ed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color="#000000" fo:font-weight="normal" officeooo:rsid="0096cfa5" officeooo:paragraph-rsid="00f4ebee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1pt" officeooo:paragraph-rsid="00f94588" style:font-size-asian="11pt" style:font-size-complex="11pt"/>
    </style:style>
    <style:style style:name="P28" style:family="paragraph" style:parent-style-name="Table_20_Contents">
      <style:text-properties officeooo:paragraph-rsid="00e47cc5"/>
    </style:style>
    <style:style style:name="P29" style:family="paragraph" style:parent-style-name="Text_20_body">
      <style:text-properties fo:color="#000000" style:font-name="Liberation Serif" fo:font-size="11pt" officeooo:rsid="00725249" officeooo:paragraph-rsid="00725249" style:font-size-asian="11pt" style:font-size-complex="11pt"/>
    </style:style>
    <style:style style:name="P30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74f555" officeooo:paragraph-rsid="008351ef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74f555" officeooo:paragraph-rsid="003ab482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3ab482" style:font-size-asian="11pt" style:font-size-complex="11pt"/>
    </style:style>
    <style:style style:name="P34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613d7" officeooo:paragraph-rsid="008762e5" style:font-size-asian="11pt" style:font-size-complex="11pt"/>
    </style:style>
    <style:style style:name="P35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613d7" officeooo:paragraph-rsid="008613d7" style:font-size-asian="11pt" style:font-size-complex="11pt"/>
    </style:style>
    <style:style style:name="P3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e0556a" officeooo:paragraph-rsid="00e0556a" style:font-size-asian="11pt" style:font-size-complex="11pt"/>
    </style:style>
    <style:style style:name="P37" style:family="paragraph" style:parent-style-name="Text_20_body">
      <style:text-properties fo:color="#000000" style:font-name="Liberation Serif" fo:font-size="11pt" officeooo:rsid="0012b10d" officeooo:paragraph-rsid="00e22abb" style:font-size-asian="11pt" style:font-size-complex="11pt"/>
    </style:style>
    <style:style style:name="P38" style:family="paragraph" style:parent-style-name="Text_20_body">
      <style:text-properties fo:color="#000000" style:font-name="Liberation Serif" fo:font-size="11pt" officeooo:rsid="003bd44d" officeooo:paragraph-rsid="00e22abb" style:font-size-asian="11pt" style:font-size-complex="11pt"/>
    </style:style>
    <style:style style:name="P39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e3f235" officeooo:paragraph-rsid="00e3f235" style:font-size-asian="11pt" style:font-size-complex="11pt"/>
    </style:style>
    <style:style style:name="P40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ee7f55" officeooo:paragraph-rsid="00ee7f55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ee7f55" officeooo:paragraph-rsid="00ee7f55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ee7f55" officeooo:paragraph-rsid="00efb0dc" style:font-size-asian="11pt" style:font-size-complex="11pt"/>
    </style:style>
    <style:style style:name="P43" style:family="paragraph" style:parent-style-name="Text_20_body">
      <style:paragraph-properties fo:text-align="start" style:justify-single-word="false"/>
      <style:text-properties officeooo:paragraph-rsid="008de58c"/>
    </style:style>
    <style:style style:name="P44" style:family="paragraph" style:parent-style-name="Text_20_body">
      <style:paragraph-properties fo:text-align="start" style:justify-single-word="false"/>
      <style:text-properties officeooo:paragraph-rsid="00f47eeb"/>
    </style:style>
    <style:style style:name="P45" style:family="paragraph" style:parent-style-name="Text_20_body">
      <style:text-properties officeooo:rsid="00a441a3" officeooo:paragraph-rsid="00a441a3"/>
    </style:style>
    <style:style style:name="P46" style:family="paragraph" style:parent-style-name="Text_20_body">
      <style:text-properties officeooo:paragraph-rsid="00e22abb"/>
    </style:style>
    <style:style style:name="P47" style:family="paragraph" style:parent-style-name="Text_20_body">
      <style:text-properties officeooo:paragraph-rsid="00e7db70"/>
    </style:style>
    <style:style style:name="P48" style:family="paragraph" style:parent-style-name="Text_20_body">
      <style:text-properties officeooo:paragraph-rsid="00ee7f55"/>
    </style:style>
    <style:style style:name="P49" style:family="paragraph" style:parent-style-name="Text_20_body">
      <style:paragraph-properties fo:text-align="justify" style:justify-single-word="false"/>
      <style:text-properties officeooo:paragraph-rsid="00e3f235"/>
    </style:style>
    <style:style style:name="P50" style:family="paragraph" style:parent-style-name="Text_20_body">
      <style:text-properties officeooo:paragraph-rsid="00a441a3"/>
    </style:style>
    <style:style style:name="P5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f94588"/>
    </style:style>
    <style:style style:name="P52" style:family="paragraph" style:parent-style-name="Table_20_Contents">
      <style:paragraph-properties fo:margin-top="0in" fo:margin-bottom="0in" loext:contextual-spacing="false" fo:text-align="start" style:justify-single-word="false"/>
      <style:text-properties fo:font-size="11pt" officeooo:paragraph-rsid="00f94588" style:font-size-asian="11pt" style:font-size-complex="11pt"/>
    </style:style>
    <style:style style:name="P53" style:family="paragraph" style:parent-style-name="Standard">
      <style:text-properties fo:font-size="8pt" officeooo:paragraph-rsid="00871896" style:font-size-asian="8pt" style:font-size-complex="8pt"/>
    </style:style>
    <style:style style:name="P54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Liberation Serif" fo:font-weight="bold" officeooo:rsid="00bbdbd6" officeooo:paragraph-rsid="00e22abb" style:font-weight-asian="bold" style:font-weight-complex="bold"/>
    </style:style>
    <style:style style:name="P55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Liberation Serif" fo:font-weight="bold" officeooo:rsid="00eb9444" officeooo:paragraph-rsid="00eb9444" style:font-weight-asian="bold" style:font-weight-complex="bold"/>
    </style:style>
    <style:style style:name="P56" style:family="paragraph" style:parent-style-name="Heading_20_1">
      <style:paragraph-properties fo:text-align="center" style:justify-single-word="false"/>
      <style:text-properties fo:color="#000000" style:font-name="Liberation Serif" officeooo:paragraph-rsid="00b61ab0"/>
    </style:style>
    <style:style style:name="P57" style:family="paragraph" style:parent-style-name="Heading_20_1">
      <style:paragraph-properties fo:text-align="center" style:justify-single-word="false"/>
      <style:text-properties fo:color="#000000" style:font-name="Liberation Serif" officeooo:paragraph-rsid="00e22abb"/>
    </style:style>
    <style:style style:name="P58" style:family="paragraph" style:parent-style-name="Heading_20_1">
      <style:paragraph-properties fo:text-align="center" style:justify-single-word="false"/>
      <style:text-properties fo:color="#000000" style:font-name="Liberation Serif" officeooo:paragraph-rsid="0074f555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Liberation Serif" officeooo:rsid="00e22abb" officeooo:paragraph-rsid="00e22abb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rsid="00b61ab0" officeooo:paragraph-rsid="00e22abb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rsid="008351ef" officeooo:paragraph-rsid="00adac9e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rsid="006e8721" officeooo:paragraph-rsid="0074f55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a211"/>
    </style:style>
    <style:style style:name="T3" style:family="text">
      <style:text-properties style:text-position="super 58%" officeooo:rsid="0058652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23e26"/>
    </style:style>
    <style:style style:name="T6" style:family="text">
      <style:text-properties officeooo:rsid="002ea211"/>
    </style:style>
    <style:style style:name="T7" style:family="text">
      <style:text-properties fo:color="#000000" style:font-name="Liberation Serif" fo:font-size="11pt" officeooo:rsid="00256902" style:font-size-asian="11pt" style:font-size-complex="11pt"/>
    </style:style>
    <style:style style:name="T8" style:family="text">
      <style:text-properties fo:color="#000000" style:font-name="Liberation Serif" fo:font-size="11pt" officeooo:rsid="0074f555" style:font-size-asian="11pt" style:font-size-complex="11pt"/>
    </style:style>
    <style:style style:name="T9" style:family="text">
      <style:text-properties fo:color="#000000" style:font-name="Liberation Serif" fo:font-size="11pt" officeooo:rsid="00871896" style:font-size-asian="11pt" style:font-size-complex="11pt"/>
    </style:style>
    <style:style style:name="T10" style:family="text">
      <style:text-properties fo:color="#000000" style:font-name="Liberation Serif" fo:font-size="11pt" officeooo:rsid="008de58c" style:font-size-asian="11pt" style:font-size-complex="11pt"/>
    </style:style>
    <style:style style:name="T11" style:family="text">
      <style:text-properties fo:color="#000000" style:font-name="Liberation Serif" fo:font-size="11pt" officeooo:rsid="00baf703" style:font-size-asian="11pt" style:font-size-complex="11pt"/>
    </style:style>
    <style:style style:name="T12" style:family="text">
      <style:text-properties fo:color="#000000" style:font-name="Liberation Serif" fo:font-size="11pt" officeooo:rsid="007b1991" style:font-size-asian="11pt" style:font-size-complex="11pt"/>
    </style:style>
    <style:style style:name="T13" style:family="text">
      <style:text-properties fo:color="#000000" style:font-name="Liberation Serif" fo:font-size="11pt" officeooo:rsid="00e993d8" style:font-size-asian="11pt" style:font-size-complex="11pt"/>
    </style:style>
    <style:style style:name="T14" style:family="text">
      <style:text-properties fo:color="#000000" style:font-name="Liberation Serif" fo:font-size="11pt" officeooo:rsid="00eb9444" style:font-size-asian="11pt" style:font-size-complex="11pt"/>
    </style:style>
    <style:style style:name="T15" style:family="text">
      <style:text-properties fo:color="#000000" style:font-name="Liberation Serif" fo:font-size="11pt" officeooo:rsid="00f3db5a" style:font-size-asian="11pt" style:font-size-complex="11pt"/>
    </style:style>
    <style:style style:name="T16" style:family="text">
      <style:text-properties fo:color="#000000" style:font-name="Liberation Serif" officeooo:rsid="00ccc25e"/>
    </style:style>
    <style:style style:name="T17" style:family="text">
      <style:text-properties fo:color="#000000" style:font-name="Liberation Serif" officeooo:rsid="00cbdfb5"/>
    </style:style>
    <style:style style:name="T18" style:family="text">
      <style:text-properties fo:color="#000000" style:font-name="Liberation Serif" officeooo:rsid="00c837c5"/>
    </style:style>
    <style:style style:name="T19" style:family="text">
      <style:text-properties fo:color="#000000" style:font-name="Liberation Serif" officeooo:rsid="00e3f235"/>
    </style:style>
    <style:style style:name="T20" style:family="text">
      <style:text-properties fo:color="#000000" style:font-name="Liberation Serif" officeooo:rsid="00e4af47"/>
    </style:style>
    <style:style style:name="T21" style:family="text">
      <style:text-properties fo:color="#000000" style:font-name="Liberation Serif" officeooo:rsid="00f73866"/>
    </style:style>
    <style:style style:name="T22" style:family="text">
      <style:text-properties fo:color="#000000" style:font-name="Liberation Serif" fo:font-weight="normal" officeooo:rsid="00bbdbd6" style:font-weight-asian="normal" style:font-weight-complex="normal"/>
    </style:style>
    <style:style style:name="T23" style:family="text">
      <style:text-properties fo:color="#000000" style:font-name="Liberation Serif" fo:font-weight="normal" officeooo:rsid="001b2410" style:font-weight-asian="normal" style:font-weight-complex="normal"/>
    </style:style>
    <style:style style:name="T24" style:family="text">
      <style:text-properties fo:color="#000000" style:font-name="Liberation Serif" officeooo:rsid="00bbdbd6"/>
    </style:style>
    <style:style style:name="T25" style:family="text">
      <style:text-properties fo:color="#000000" style:font-name="Liberation Serif" officeooo:rsid="00eb9444"/>
    </style:style>
    <style:style style:name="T26" style:family="text">
      <style:text-properties fo:color="#000000" fo:font-size="11pt" style:font-size-asian="11pt" style:font-size-complex="11pt"/>
    </style:style>
    <style:style style:name="T27" style:family="text">
      <style:text-properties fo:color="#000000" fo:font-size="11pt" officeooo:rsid="00e47cc5" style:font-size-asian="11pt" style:font-size-complex="11pt"/>
    </style:style>
    <style:style style:name="T28" style:family="text">
      <style:text-properties fo:color="#000000" fo:font-size="11pt" officeooo:rsid="00f47eeb" style:font-size-asian="11pt" style:font-size-complex="11pt"/>
    </style:style>
    <style:style style:name="T29" style:family="text">
      <style:text-properties officeooo:rsid="00586529"/>
    </style:style>
    <style:style style:name="T30" style:family="text">
      <style:text-properties officeooo:rsid="00725249"/>
    </style:style>
    <style:style style:name="T31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7b19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e47cc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3" style:family="text">
      <style:text-properties fo:color="#000080" style:font-name="Liberation Serif" fo:font-size="8pt" fo:language="zxx" fo:country="none" style:text-underline-style="solid" style:text-underline-width="auto" style:text-underline-color="font-color" officeooo:rsid="00baf703" style:font-size-asian="8pt" style:language-asian="zxx" style:country-asian="none" style:font-size-complex="8pt" style:language-complex="zxx" style:country-complex="none"/>
    </style:style>
    <style:style style:name="T34" style:family="text">
      <style:text-properties fo:color="#000080" style:font-name="Liberation Serif" fo:font-size="8pt" fo:language="zxx" fo:country="none" style:text-underline-style="solid" style:text-underline-width="auto" style:text-underline-color="font-color" officeooo:rsid="00e7db70" style:font-size-asian="8pt" style:language-asian="zxx" style:country-asian="none" style:font-size-complex="8pt" style:language-complex="zxx" style:country-complex="none"/>
    </style:style>
    <style:style style:name="T35" style:family="text">
      <style:text-properties fo:color="#666666" style:font-name="Liberation Serif" fo:font-size="8pt" officeooo:rsid="00871896"/>
    </style:style>
    <style:style style:name="T36" style:family="text">
      <style:text-properties fo:color="#666666" style:font-name="Liberation Serif" fo:font-size="8pt" officeooo:rsid="008762e5"/>
    </style:style>
    <style:style style:name="T37" style:family="text">
      <style:text-properties fo:color="#666666" style:font-name="Liberation Serif" fo:font-size="8pt" style:font-size-asian="8pt" style:font-size-complex="8pt"/>
    </style:style>
    <style:style style:name="T38" style:family="text">
      <style:text-properties fo:color="#666666" style:font-name="Liberation Serif" fo:font-size="8pt" officeooo:rsid="00871896" style:font-size-asian="8pt" style:font-size-complex="8pt"/>
    </style:style>
    <style:style style:name="T39" style:family="text">
      <style:text-properties fo:color="#666666" style:font-name="Liberation Serif" fo:font-size="8pt" officeooo:rsid="00f4ebee" style:font-size-asian="8pt" style:font-size-complex="8pt"/>
    </style:style>
    <style:style style:name="T40" style:family="text">
      <style:text-properties fo:color="#666666" style:font-name="Liberation Serif" fo:font-size="8pt" fo:font-weight="normal" officeooo:rsid="00871896" style:font-size-asian="11pt" style:font-weight-asian="normal" style:font-size-complex="11pt" style:font-weight-complex="normal"/>
    </style:style>
    <style:style style:name="T41" style:family="text">
      <style:text-properties fo:color="#666666" style:font-name="Liberation Serif" fo:font-size="8pt" fo:font-weight="normal" officeooo:rsid="00e7db70" style:font-size-asian="11pt" style:font-weight-asian="normal" style:font-size-complex="11pt" style:font-weight-complex="normal"/>
    </style:style>
    <style:style style:name="T42" style:family="text">
      <style:text-properties fo:color="#666666" style:font-name="Liberation Serif" fo:font-size="8pt" officeooo:rsid="00d971b2"/>
    </style:style>
    <style:style style:name="T43" style:family="text">
      <style:text-properties fo:color="#666666" style:font-name="Liberation Serif" fo:font-size="8pt" officeooo:rsid="00da62ad"/>
    </style:style>
    <style:style style:name="T44" style:family="text">
      <style:text-properties fo:color="#666666" style:font-name="Liberation Serif" fo:font-size="8pt" officeooo:rsid="00dc056d"/>
    </style:style>
    <style:style style:name="T45" style:family="text">
      <style:text-properties fo:color="#666666" style:font-name="Liberation Serif" fo:font-size="8pt" style:text-underline-style="solid" style:text-underline-width="auto" style:text-underline-color="font-color" officeooo:rsid="00d971b2"/>
    </style:style>
    <style:style style:name="T46" style:family="text">
      <style:text-properties fo:color="#666666" style:font-name="Liberation Serif" fo:font-size="8pt" style:text-underline-style="solid" style:text-underline-width="auto" style:text-underline-color="font-color" officeooo:rsid="00871896"/>
    </style:style>
    <style:style style:name="T47" style:family="text">
      <style:text-properties fo:color="#666666" style:font-name="Liberation Serif" fo:font-size="8pt" style:text-underline-style="solid" style:text-underline-width="auto" style:text-underline-color="font-color" officeooo:rsid="00e22abb"/>
    </style:style>
    <style:style style:name="T48" style:family="text">
      <style:text-properties fo:color="#666666" style:font-name="Liberation Serif" fo:font-size="8pt" officeooo:rsid="00f908b4"/>
    </style:style>
    <style:style style:name="T49" style:family="text">
      <style:text-properties fo:color="#666666" fo:language="zxx" fo:country="none" style:text-underline-style="solid" style:text-underline-width="auto" style:text-underline-color="font-color" officeooo:rsid="00e47cc5" style:language-asian="zxx" style:country-asian="none" style:language-complex="zxx" style:country-complex="none"/>
    </style:style>
    <style:style style:name="T50" style:family="text">
      <style:text-properties fo:color="#666666" fo:font-size="10pt" officeooo:rsid="00a441a3" style:font-size-asian="10pt" style:font-size-complex="10pt"/>
    </style:style>
    <style:style style:name="T51" style:family="text">
      <style:text-properties fo:font-variant="normal" fo:text-transform="none" fo:color="#000000" style:font-name="Liberation Serif" fo:font-size="11pt" fo:letter-spacing="normal" fo:font-style="normal" fo:font-weight="normal" officeooo:rsid="00871896" style:font-size-asian="11pt" style:font-size-complex="11pt"/>
    </style:style>
    <style:style style:name="T52" style:family="text">
      <style:text-properties fo:font-variant="normal" fo:text-transform="none" fo:letter-spacing="normal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officeooo:rsid="0099b3d6"/>
    </style:style>
    <style:style style:name="T55" style:family="text">
      <style:text-properties officeooo:rsid="00d1b992"/>
    </style:style>
    <style:style style:name="T56" style:family="text">
      <style:text-properties officeooo:rsid="00e8361e"/>
    </style:style>
    <style:style style:name="T57" style:family="text">
      <style:text-properties officeooo:rsid="00eb9444"/>
    </style:style>
    <style:style style:name="T58" style:family="text">
      <style:text-properties officeooo:rsid="00f3db5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row table:style-name="TableLine94901340721504">
          <table:table-cell table:style-name="Fullname.A1" table:number-columns-spanned="4" office:value-type="string">
            <text:p text:style-name="P23"><text:span text:style-name="T5">Mohammad</text:span> R. T<text:span text:style-name="T5">ayyebi</text:span></text:p>
          </table:table-cell>
          <table:covered-table-cell/>
          <table:covered-table-cell/>
          <table:covered-table-cell/>
        </table:table-row>
        <table:table-row table:style-name="TableLine94901340881040">
          <table:table-cell table:style-name="Fullname.A1" office:value-type="string">
            <text:p text:style-name="P20">E-Mail</text:p>
            <text:p text:style-name="P21">Website</text:p>
            <text:p text:style-name="P19">Mobile</text:p>
          </table:table-cell>
          <table:table-cell table:style-name="Fullname.A1" office:value-type="string">
            <text:p text:style-name="P28"><text:a xlink:type="simple" xlink:href="mailto:tayyebimohammadreza@gmail.com" text:style-name="Internet_20_link" text:visited-style-name="Visited_20_Internet_20_Link"><text:span text:style-name="T32">tayyebimohammadreza@gmail.com</text:span></text:a></text:p>
            <text:p text:style-name="P4"><text:a xlink:type="simple" xlink:href="http://kouy.ir/tayyebi" text:style-name="Internet_20_link" text:visited-style-name="Visited_20_Internet_20_Link"><text:span text:style-name="T31">tyyi.net</text:span></text:a></text:p>
            <text:p text:style-name="P5"><text:span text:style-name="T49">+98</text:span><text:span text:style-name="T32"> 912 098 22 76</text:span></text:p>
          </table:table-cell>
          <table:table-cell table:style-name="Fullname.A1" office:value-type="string">
            <text:p text:style-name="P18">LinkedIn</text:p>
            <text:p text:style-name="P18">GitHub</text:p>
          </table:table-cell>
          <table:table-cell table:style-name="Fullname.A1" office:value-type="string">
            <text:p text:style-name="P2"><text:a xlink:type="simple" xlink:href="https://www.linkedin.com/in/mohammadrezatayyebi/" text:style-name="Internet_20_link" text:visited-style-name="Visited_20_Internet_20_Link"><text:span text:style-name="T31">/in/mohammadrezatayyebi</text:span></text:a></text:p>
            <text:p text:style-name="P3"><text:a xlink:type="simple" xlink:href="https://github.com/tayyebi" text:style-name="Internet_20_link" text:visited-style-name="Visited_20_Internet_20_Link"><text:span text:style-name="T32">@tayyebi</text:span></text:a></text:p>
          </table:table-cell>
        </table:table-row>
      </table:table>
      <text:p text:style-name="P1"><text:span text:style-name="T35">This document is </text:span><text:span text:style-name="T48">abstracted and</text:span><text:span text:style-name="T35"> updated </text:span><text:span text:style-name="T36">on </text:span><text:span text:style-name="T47">Jan</text:span><text:span text:style-name="T46"> </text:span><text:span text:style-name="T47">21</text:span><text:span text:style-name="T45">,</text:span><text:span text:style-name="T46"> 20</text:span><text:span text:style-name="T45">22</text:span><text:span text:style-name="T42">.</text:span><text:span text:style-name="T35"> </text:span><text:span text:style-name="T43">P</text:span><text:span text:style-name="T35">lease download </text:span><text:span text:style-name="T44">the latest</text:span><text:span text:style-name="T35"> version from</text:span><text:span text:style-name="T38"> </text:span><text:a xlink:type="simple" xlink:href="http://kouy.ir/cv" text:style-name="Internet_20_link" text:visited-style-name="Visited_20_Internet_20_Link"><text:span text:style-name="T53">http://kouy.ir/cv</text:span></text:a><text:span text:style-name="T53"> .</text:span></text:p>
      <text:p text:style-name="P53"/>
      <text:p text:style-name="P49"><text:span text:style-name="T19">IT </text:span><text:span text:style-name="T21">project manager</text:span><text:span text:style-name="T19">, </text:span><text:span text:style-name="T21">s</text:span><text:span text:style-name="T19">oftware developer with </text:span><text:span text:style-name="T20">background in computer engineering</text:span><text:span text:style-name="T19">, </text:span><text:span text:style-name="T20">and </text:span><text:span text:style-name="T16">MBA in</text:span><text:span text:style-name="T17"> a top-ten university</text:span><text:span text:style-name="T18">.</text:span></text:p>
      <text:h text:style-name="P56" text:outline-level="1">Professional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901340901664">
          <table:table-cell table:style-name="Table6.A1" office:value-type="string">
            <text:p text:style-name="P11">Technology Team Lead</text:p>
          </table:table-cell>
          <table:table-cell table:style-name="Table6.A1" office:value-type="string">
            <text:p text:style-name="P36">Tokan Tav Tejarat</text:p>
            <text:p text:style-name="P36">- <text:span text:style-name="T56">Hamtire e-Commerce Platform<text:line-break/>- International commerce team</text:span></text:p>
          </table:table-cell>
          <table:table-cell table:style-name="Table6.A1" office:value-type="string">
            <text:p text:style-name="P44"><text:span text:style-name="T26">- </text:span><text:span text:style-name="T27">Architecture and design of a e-commerce application.<text:line-break/>- </text:span><text:span text:style-name="T28">Project management, monitoring cost, project timing, team motivation, and quality tests.</text:span><text:span text:style-name="T27"><text:line-break/>- </text:span><text:span text:style-name="T28">Implementation of Knowledge Management System and educating the team with practices</text:span><text:span text:style-name="T27"><text:line-break/>- Installation </text:span><text:span text:style-name="T28">and maintenance </text:span><text:span text:style-name="T27">of required </text:span><text:span text:style-name="T28">infrastructure</text:span><text:span text:style-name="T27"> for production and development</text:span><text:span text:style-name="T28">.</text:span><text:span text:style-name="T27"><text:line-break/></text:span><text:span text:style-name="T9">(</text:span><text:span text:style-name="T13">Jun</text:span><text:span text:style-name="T8"> 202</text:span><text:span text:style-name="T13">2</text:span><text:span text:style-name="T8"> to </text:span><text:span text:style-name="T13">Dec</text:span><text:span text:style-name="T8"> 20</text:span><text:span text:style-name="T13">22; </text:span><text:span text:style-name="T15">still providing support</text:span><text:span text:style-name="T9">)</text:span></text:p>
          </table:table-cell>
        </table:table-row>
        <table:table-row table:style-name="TableLine94901340940096">
          <table:table-cell table:style-name="Table6.A1" office:value-type="string">
            <text:p text:style-name="P10">Back-end Developer (Remote)</text:p>
          </table:table-cell>
          <table:table-cell table:style-name="Table6.A1" office:value-type="string">
            <text:p text:style-name="P35">MrBilit Group</text:p>
            <text:p text:style-name="P34">- MrBilit Charter Flights Service<text:line-break/>- IranGard.com Product</text:p>
          </table:table-cell>
          <table:table-cell table:style-name="Table6.A1" office:value-type="string">
            <text:p text:style-name="P43"><text:span text:style-name="T9">- Implementation of some programs which allowed service to stay sync and serve up-to-date data to hundred of thousands of human and bot users.<text:line-break/>-</text:span><text:span text:style-name="T10"> </text:span><text:span text:style-name="T51">Participation in code refactoring, API and database development, with multiple programming languages.</text:span><text:span text:style-name="T9"><text:line-break/>- Implementation of RESTful API to handle business logic.<text:line-break/>(</text:span><text:span text:style-name="T8">Jan 2021 to May 2021</text:span><text:span text:style-name="T9">)</text:span></text:p>
          </table:table-cell>
        </table:table-row>
        <table:table-row table:style-name="TableLine94901340940560">
          <table:table-cell table:style-name="Table6.A1" office:value-type="string">
            <text:p text:style-name="P9">Project Manager</text:p>
          </table:table-cell>
          <table:table-cell table:style-name="Table6.A1" office:value-type="string">
            <text:p text:style-name="P33">AtiNet Sina Parsian</text:p>
          </table:table-cell>
          <table:table-cell table:style-name="Table6.A1" office:value-type="string">
            <text:p text:style-name="P32"><text:span text:style-name="T4">NDA</text:span> (<text:span text:style-name="T54">2018 – </text:span>2019; <text:span text:style-name="T58">still providing support</text:span>)</text:p>
          </table:table-cell>
        </table:table-row>
      </table:table>
      <text:h text:style-name="P59" text:outline-level="1">Publication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901340926608">
          <table:table-cell table:style-name="Table13.A1" office:value-type="string">
            <text:p text:style-name="P15"><text:span text:style-name="T57">[Book] </text:span>DEPARTMENT OF INFORMATION TECHNOLOGY and other magics</text:p>
          </table:table-cell>
          <table:table-cell table:style-name="Table13.A1" office:value-type="string">
            <text:p text:style-name="P25">Published </text:p>
            <text:p text:style-name="P24">open-source</text:p>
            <text:p text:style-name="P25">(updating)</text:p>
          </table:table-cell>
          <table:table-cell table:style-name="Table13.A1" office:value-type="string">
            <text:p text:style-name="P39">Professional guide to installation of Information Technology infrastructure and organization of the team. / <text:a xlink:type="simple" xlink:href="https://tayyebi.github.io/devops-book/" text:style-name="Internet_20_link" text:visited-style-name="Visited_20_Internet_20_Link">https://tayyebi.github.io/devops-book/</text:a></text:p>
          </table:table-cell>
        </table:table-row>
      </table:table>
      <text:h text:style-name="P57" text:outline-level="1">Education</text:h>
      <table:table table:name="Table1" table:style-name="Table1">
        <table:table-column table:style-name="Table1.A"/>
        <table:table-column table:style-name="Table1.B"/>
        <table:table-row table:style-name="TableLine94901340929200">
          <table:table-cell table:style-name="Table1.A1" office:value-type="string">
            <text:p text:style-name="P54">Khaje Nasir Toosi University of Technology</text:p>
          </table:table-cell>
          <table:table-cell table:style-name="Table1.A1" office:value-type="string">
            <text:p text:style-name="P52"><text:span text:style-name="T24">M</text:span><text:span text:style-name="T25">aster of</text:span><text:span text:style-name="T24"> Business Administration (MBA)</text:span></text:p>
            <text:p text:style-name="P27"><text:span text:style-name="T22">Oct</text:span><text:span text:style-name="T23"> </text:span><text:span text:style-name="T22">2021</text:span><text:span text:style-name="T23"> – July </text:span><text:span text:style-name="T22">2023</text:span></text:p>
          </table:table-cell>
        </table:table-row>
        <table:table-row table:style-name="TableLine94901340897584">
          <table:table-cell table:style-name="Table1.A1" office:value-type="string">
            <text:p text:style-name="P55">Bu-Ali Sina University</text:p>
          </table:table-cell>
          <table:table-cell table:style-name="Table1.A1" office:value-type="string">
            <text:p text:style-name="P51"><text:span text:style-name="T12">B</text:span><text:span text:style-name="T14">achelor of Science, </text:span><text:span text:style-name="T12">Computer Engineering</text:span></text:p>
            <text:p text:style-name="P22">March 2016 – July 2020</text:p>
          </table:table-cell>
        </table:table-row>
      </table:table>
      <text:h text:style-name="P60" text:outline-level="1">Honors and Awards</text:h>
      <table:table table:name="Table12" table:style-name="Table12">
        <table:table-column table:style-name="Table12.A"/>
        <table:table-column table:style-name="Table12.B"/>
        <table:table-row table:style-name="TableLine94901340946784">
          <table:table-cell table:style-name="Table12.A1" office:value-type="string">
            <text:p text:style-name="P13">WorldSkills</text:p>
          </table:table-cell>
          <table:table-cell table:style-name="Table12.A1" office:value-type="string">
            <text:p text:style-name="P37">Ranked as 2<text:span text:style-name="T29">0</text:span><text:span text:style-name="T3">th</text:span><text:span text:style-name="T29"> (2017)</text:span><text:span text:style-name="T2"><text:line-break/></text:span><text:span text:style-name="T6">Skill: IT – Software Solutions for Business</text:span></text:p>
            <text:p text:style-name="P47"><text:span text:style-name="T41">Verifier</text:span><text:span text:style-name="T40"> website:</text:span><text:span text:style-name="T11"> </text:span><text:a xlink:type="simple" xlink:href="https://www.credly.com/badges/4333ef3c-2cf8-43f3-a102-33ffb50ba6f2/public_url" text:style-name="Internet_20_link" text:visited-style-name="Visited_20_Internet_20_Link"><text:span text:style-name="T34">https://www.credly.com/badges/4333ef3c-2cf8-43f3-a102-33ffb50ba6f2/public_url</text:span></text:a></text:p>
          </table:table-cell>
        </table:table-row>
        <table:table-row table:style-name="TableLine94901340967376">
          <table:table-cell table:style-name="Table12.A1" office:value-type="string">
            <text:p text:style-name="P13">IranSkills</text:p>
          </table:table-cell>
          <table:table-cell table:style-name="Table12.A1" office:value-type="string">
            <text:p text:style-name="P37">Ranked as 1<text:span text:style-name="T1">st</text:span> and awarded as gold medal <text:span text:style-name="T29">(2016)</text:span><text:line-break/><text:span text:style-name="T6">Skill: IT – Software Solutions for Business<text:line-break/></text:span><text:soft-page-break/><text:span text:style-name="T6">Ministry of Cooperatives, Labour, and Social Welfare</text:span></text:p>
          </table:table-cell>
        </table:table-row>
        <table:table-row table:style-name="TableLine94901340967728">
          <table:table-cell table:style-name="Table12.A1" office:value-type="string">
            <text:p text:style-name="P13">Khwarizmi Youth Award</text:p>
          </table:table-cell>
          <table:table-cell table:style-name="Table12.A1" office:value-type="string">
            <text:p text:style-name="P37">Awarded as 3<text:span text:style-name="T1">rd</text:span> in country <text:span text:style-name="T29">(2015)</text:span><text:line-break/>Field: Computer Science and Engineering<text:line-break/><text:span text:style-name="T6">IRI Ministry of Science, Research and Technology; IRI Ministry of Education; Iranian Research Organization for Science and Technology</text:span></text:p>
            <text:p text:style-name="P46"><text:span text:style-name="T40">Official website:</text:span><text:span text:style-name="T11"> </text:span><text:a xlink:type="simple" xlink:href="https://kia-kahroba.ir/laureates/project/خدمات-احراز-هویت-مرکزی" text:style-name="Internet_20_link" text:visited-style-name="Visited_20_Internet_20_Link"><text:span text:style-name="T33">https://kia-kahroba.ir/laureates/project/خدمات-احراز-هویت-مرکزی</text:span></text:a></text:p>
          </table:table-cell>
        </table:table-row>
        <table:table-row table:style-name="TableLine94901340968256">
          <table:table-cell table:style-name="Table12.A1" office:value-type="string">
            <text:p text:style-name="P14">Music Awards</text:p>
          </table:table-cell>
          <table:table-cell table:style-name="Table12.A1" office:value-type="string">
            <text:p text:style-name="P38">- 2<text:span text:style-name="T1">nd</text:span>, <text:span text:style-name="T55">Hamedan </text:span>Fajr Festival, with Ayeen Ensemble, Hamedan (2017)<text:line-break/>- 1<text:span text:style-name="T1">st</text:span>, <text:span text:style-name="T55">National </text:span>Niayesh Festival, with Ayeen Ensemble, Qazvin (2017)</text:p>
          </table:table-cell>
        </table:table-row>
      </table:table>
      <text:h text:style-name="P61" text:outline-level="1">Volunteer Experience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901340970560">
          <table:table-cell table:style-name="Table10.A1" office:value-type="string">
            <text:p text:style-name="P16">United Nations</text:p>
          </table:table-cell>
          <table:table-cell table:style-name="Table10.A1" office:value-type="string">
            <text:p text:style-name="P40">IT Consultant and Web Developer</text:p>
          </table:table-cell>
          <table:table-cell table:style-name="Table10.A1" office:value-type="string">
            <text:p text:style-name="P31">I was responsible for software architecture of the marketplace. I refactored back-end and front-end structure with more sustainable code. I was also implemented tools and workflows for technical documentation, teamwork, and DevOps.</text:p>
          </table:table-cell>
        </table:table-row>
      </table:table>
      <text:h text:style-name="P58" text:outline-level="1">Skills</text:h>
      <table:table table:name="Table3" table:style-name="Table3">
        <table:table-column table:style-name="Table3.A"/>
        <table:table-column table:style-name="Table3.B"/>
        <table:table-row table:style-name="TableLine94901340977248">
          <table:table-cell table:style-name="Table3.A1" table:number-columns-spanned="2" office:value-type="string">
            <text:p text:style-name="P26"><text:span text:style-name="T39">Certificates available</text:span><text:span text:style-name="T38"> </text:span><text:span text:style-name="T37">at </text:span><text:a xlink:type="simple" xlink:href="https://kouy.ir/certificates/" text:style-name="Internet_20_link" text:visited-style-name="Visited_20_Internet_20_Link"><text:span text:style-name="T53">https://kouy.ir/certificates/</text:span></text:a></text:p>
          </table:table-cell>
          <table:covered-table-cell/>
        </table:table-row>
        <table:table-row table:style-name="TableLine94901340990384">
          <table:table-cell table:style-name="Table3.A1" office:value-type="string">
            <text:p text:style-name="P8">Programming Languages</text:p>
          </table:table-cell>
          <table:table-cell table:style-name="Table3.A1" office:value-type="string">
            <text:p text:style-name="P48"><text:span text:style-name="T7">C#.NET </text:span><text:span text:style-name="T52">•</text:span><text:span text:style-name="T7"> PHP</text:span></text:p>
          </table:table-cell>
        </table:table-row>
        <table:table-row table:style-name="TableLine94901340991440">
          <table:table-cell table:style-name="Table3.A1" office:value-type="string">
            <text:p text:style-name="P7">Database Systems</text:p>
          </table:table-cell>
          <table:table-cell table:style-name="Table3.A1" office:value-type="string">
            <text:p text:style-name="P41">SQL Server <text:span text:style-name="T52">•</text:span> MySQL</text:p>
          </table:table-cell>
        </table:table-row>
        <table:table-row table:style-name="TableLine94901340991856">
          <table:table-cell table:style-name="Table3.A1" office:value-type="string">
            <text:p text:style-name="P12">Server Administration</text:p>
          </table:table-cell>
          <table:table-cell table:style-name="Table3.A1" office:value-type="string">
            <text:p text:style-name="P41">Windows Server <text:span text:style-name="T52">• Linux</text:span></text:p>
          </table:table-cell>
        </table:table-row>
        <table:table-row table:style-name="TableLine94901340992496">
          <table:table-cell table:style-name="Table3.A1" office:value-type="string">
            <text:p text:style-name="P17">Virtualization and Containerization</text:p>
          </table:table-cell>
          <table:table-cell table:style-name="Table3.A1" office:value-type="string">
            <text:p text:style-name="P42">VirtualBox <text:span text:style-name="T52">• Docker • Cloud Providers</text:span></text:p>
          </table:table-cell>
        </table:table-row>
      </table:table>
      <text:h text:style-name="P62" text:outline-level="1">Languages</text:h>
      <table:table table:name="Table8" table:style-name="Table8">
        <table:table-column table:style-name="Table8.A"/>
        <table:table-column table:style-name="Table8.B"/>
        <table:table-row table:style-name="TableLine94901340994320">
          <table:table-cell table:style-name="Table8.A1" office:value-type="string">
            <text:p text:style-name="P6">Persian</text:p>
          </table:table-cell>
          <table:table-cell table:style-name="Table8.A1" office:value-type="string">
            <text:p text:style-name="P30">Native <text:span text:style-name="T30">proficiency</text:span></text:p>
          </table:table-cell>
        </table:table-row>
        <table:table-row table:style-name="TableLine94901340999312">
          <table:table-cell table:style-name="Table8.A1" office:value-type="string">
            <text:p text:style-name="P6">English</text:p>
          </table:table-cell>
          <table:table-cell table:style-name="Table8.A1" office:value-type="string">
            <text:p text:style-name="P29">Full professional proficiency</text:p>
          </table:table-cell>
        </table:table-row>
      </table:table>
      <text:section text:style-name="Sect1" text:name="endnote">
        <text:p text:style-name="P50"><text:span text:style-name="T50">MBTI: </text:span><text:a xlink:type="simple" xlink:href="https://www.16personalities.com/enfj-personality" text:style-name="Internet_20_link" text:visited-style-name="Visited_20_Internet_20_Link">ENFJ-T</text:a><text:span text:style-name="T50"> / </text:span></text:p>
      </text:section>
      <text:p text:style-name="P45"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0:43:54.881364846</meta:creation-date>
    <dc:date>2023-01-21T15:40:06.379247019</dc:date>
    <meta:editing-duration>PT8H22M4S</meta:editing-duration>
    <meta:editing-cycles>215</meta:editing-cycles>
    <meta:generator>LibreOffice/6.4.7.2$Linux_X86_64 LibreOffice_project/40$Build-2</meta:generator>
    <meta:keyword>cv</meta:keyword>
    <meta:keyword>tayyebi</meta:keyword>
    <meta:keyword>mohammadreza</meta:keyword>
    <meta:keyword>resume</meta:keyword>
    <dc:subject>Curriculum Vitae</dc:subject>
    <dc:title>Mohammad R. Tayyebi's CV</dc:title>
    <meta:document-statistic meta:table-count="8" meta:image-count="0" meta:object-count="0" meta:page-count="2" meta:paragraph-count="70" meta:word-count="429" meta:character-count="3216" meta:non-whitespace-character-count="2850"/>
  </office:meta>
</office:document-meta>
</file>